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000000087B214CCCE090A8C19.png" manifest:media-type="image/png"/>
  <manifest:file-entry manifest:full-path="Pictures/10000201000000FA000000BEBEC6F3EF8341572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69a2e" draw:textarea-horizontal-align="justify" draw:textarea-vertical-align="middle" draw:auto-grow-height="false" fo:min-height="1.55cm" fo:min-width="3.8cm"/>
      <style:paragraph-properties style:writing-mode="lr-tb"/>
    </style:style>
    <style:style style:name="gr2" style:family="graphic" style:parent-style-name="standard">
      <style:graphic-properties draw:stroke="none" draw:fill-color="#069a2e" draw:textarea-horizontal-align="justify" draw:textarea-vertical-align="middle" draw:auto-grow-height="false" fo:min-height="1.35cm" fo:min-width="3.8cm"/>
      <style:paragraph-properties style:writing-mode="lr-tb"/>
    </style:style>
    <style:style style:name="gr3" style:family="graphic" style:parent-style-name="standard">
      <style:graphic-properties draw:stroke="none" svg:stroke-color="#5eb91e" draw:fill-color="#069a2e" draw:textarea-horizontal-align="justify" draw:textarea-vertical-align="middle" draw:auto-grow-height="false" fo:min-height="1.35cm" fo:min-width="3.1cm"/>
      <style:paragraph-properties style:writing-mode="lr-tb"/>
    </style:style>
    <style:style style:name="gr4" style:family="graphic" style:parent-style-name="standard">
      <style:graphic-properties draw:stroke="none" draw:fill-color="#069a2e" draw:textarea-horizontal-align="justify" draw:textarea-vertical-align="middle" draw:auto-grow-height="false" fo:min-height="0.95cm" fo:min-width="3.6cm"/>
      <style:paragraph-properties style:writing-mode="lr-tb"/>
    </style:style>
    <style:style style:name="gr5" style:family="graphic" style:parent-style-name="standard">
      <style:graphic-properties draw:stroke="none" draw:fill-color="#999999" draw:textarea-horizontal-align="justify" draw:textarea-vertical-align="middle" draw:auto-grow-height="false" fo:min-height="0.688cm" fo:min-width="1.901cm"/>
      <style:paragraph-properties style:writing-mode="lr-tb"/>
    </style:style>
    <style:style style:name="gr6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625cm" fo:min-width="1.801cm"/>
      <style:paragraph-properties style:writing-mode="lr-tb"/>
    </style:style>
    <style:style style:name="gr7" style:family="graphic" style:parent-style-name="standard">
      <style:graphic-properties svg:stroke-color="#000000" draw:fill-color="#000000" draw:textarea-vertical-align="middle"/>
    </style:style>
    <style:style style:name="gr8" style:family="graphic" style:parent-style-name="standard">
      <style:graphic-properties svg:stroke-color="#000000" draw:textarea-vertical-align="middle"/>
    </style:style>
    <style:style style:name="gr9" style:family="graphic" style:parent-style-name="standard">
      <style:graphic-properties draw:stroke="none" svg:stroke-color="#069a2e" draw:fill-color="#069a2e" draw:textarea-horizontal-align="justify" draw:textarea-vertical-align="middle" draw:auto-grow-height="false" fo:min-height="0.95cm" fo:min-width="3.9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color="#000000" draw:fill-color="#fafafa" draw:textarea-horizontal-align="justify" draw:textarea-vertical-align="middle" draw:auto-grow-height="false" fo:min-height="0.95cm" fo:min-width="3.6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069a2e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-color="#999999"/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style:paragraph-properties fo:text-align="center" style:writing-mode="lr-tb"/>
      <style:text-properties fo:font-size="15pt" style:font-size-asian="15pt" style:font-size-complex="15pt"/>
    </style:style>
    <style:style style:name="P6" style:family="paragraph">
      <loext:graphic-properties draw:fill="solid" draw:fill-color="#999999"/>
      <style:paragraph-properties fo:text-align="center" style:writing-mode="lr-tb"/>
      <style:text-properties fo:font-size="15pt" style:font-size-asian="15pt" style:font-size-complex="15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afafa"/>
      <style:paragraph-properties fo:text-align="center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3cm" svg:height="1.8cm" svg:x="10.1cm" svg:y="3.403cm">
          <text:p text:style-name="P1">transport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3cm" svg:height="1.6cm" svg:x="10.1cm" svg:y="7.103cm">
          <text:p text:style-name="P1">scanner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3.6cm" svg:height="1.6cm" svg:x="1.9cm" svg:y="5.203cm">
          <text:p text:style-name="P1">penlog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4.1cm" svg:height="1.2cm" svg:x="10.2cm" svg:y="10.703cm">
          <text:p text:style-name="P1">penrun</text:p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2.4cm" svg:height="1.5cm" svg:x="2.5cm" svg:y="8.303cm">
          <text:p text:style-name="P3"><text:span text:style-name="T1">log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6" xml:id="id5" draw:id="id5" draw:layer="layout" svg:width="2.3cm" svg:height="1.4cm" svg:x="6.9cm" svg:y="10.603cm">
          <text:p text:style-name="P5"><text:span text:style-name="T2">config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7" draw:layer="layout" svg:x1="10.1cm" svg:y1="4.303cm" svg:x2="5.5cm" svg:y2="6.003cm" draw:start-shape="id1" draw:start-glue-point="3" draw:end-shape="id2" draw:end-glue-point="1" svg:d="M10100 4303h-2300v1700h-2300" svg:viewBox="0 0 4601 1701">
          <text:p/>
        </draw:connector>
        <draw:connector draw:style-name="gr7" draw:text-style-name="P7" draw:layer="layout" svg:x1="10.1cm" svg:y1="7.903cm" svg:x2="5.5cm" svg:y2="6.003cm" draw:start-shape="id3" draw:end-shape="id2" draw:end-glue-point="1" svg:d="M10100 7903h-2300v-1900h-2300" svg:viewBox="0 0 4601 1901">
          <text:p/>
        </draw:connector>
        <draw:connector draw:style-name="gr8" draw:text-style-name="P8" draw:layer="layout" svg:x1="14.4cm" svg:y1="4.303cm" svg:x2="22.2cm" svg:y2="4.3cm" draw:start-shape="id1" draw:start-glue-point="1" svg:d="M14400 4303h4150v-3h3650" svg:viewBox="0 0 7801 4">
          <text:p/>
        </draw:connector>
        <draw:connector draw:style-name="gr7" draw:text-style-name="P7" draw:layer="layout" svg:x1="12.25cm" svg:y1="7.103cm" svg:x2="12.25cm" svg:y2="5.203cm" draw:start-shape="id3" draw:start-glue-point="0" draw:end-shape="id1" draw:end-glue-point="2" svg:d="M12250 7103v-1900" svg:viewBox="0 0 1 1901">
          <text:p/>
        </draw:connector>
        <draw:connector draw:style-name="gr7" draw:text-style-name="P7" draw:layer="layout" svg:x1="12.25cm" svg:y1="10.703cm" svg:x2="12.25cm" svg:y2="8.703cm" draw:start-shape="id4" draw:start-glue-point="0" draw:end-shape="id3" draw:end-glue-point="2" svg:d="M12250 10703v-2000" svg:viewBox="0 0 1 2001">
          <text:p/>
        </draw:connector>
        <draw:connector draw:style-name="gr7" draw:text-style-name="P7" draw:layer="layout" svg:x1="10.2cm" svg:y1="11.303cm" svg:x2="9.2cm" svg:y2="11.303cm" draw:start-shape="id4" draw:start-glue-point="3" draw:end-shape="id5" draw:end-glue-point="8" svg:d="M10200 11303h-1000" svg:viewBox="0 0 1001 1">
          <text:p/>
        </draw:connector>
        <draw:connector draw:style-name="gr7" draw:text-style-name="P7" draw:layer="layout" svg:x1="3.7cm" svg:y1="6.803cm" svg:x2="3.7cm" svg:y2="8.303cm" draw:start-shape="id2" draw:end-shape="id6" draw:end-glue-point="5" svg:d="M3700 6803v1500" svg:viewBox="0 0 1 1501">
          <text:p/>
        </draw:connector>
        <draw:custom-shape draw:style-name="gr9" draw:text-style-name="P2" xml:id="id7" draw:id="id7" draw:layer="layout" svg:width="4.4cm" svg:height="1.2cm" svg:x="15.9cm" svg:y="7.3cm">
          <text:p text:style-name="P1">opennetzteil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svg:x1="23.9cm" svg:y1="5.2cm" svg:x2="23.9cm" svg:y2="7.2cm" svg:d="M23900 5200v2000" svg:viewBox="0 0 1 2001">
          <text:p/>
        </draw:connector>
        <draw:frame draw:style-name="gr10" draw:text-style-name="P9" draw:layer="layout" svg:width="4.814cm" svg:height="3.658cm" svg:x="21.4cm" svg:y="2.242cm">
          <draw:image xlink:href="Pictures/10000201000000FA000000BEBEC6F3EF83415727.png" xlink:type="simple" xlink:show="embed" xlink:actuate="onLoad" draw:mime-type="image/png">
            <text:p/>
          </draw:image>
        </draw:frame>
        <draw:frame draw:style-name="gr10" draw:text-style-name="P10" xml:id="id8" draw:id="id8" draw:layer="layout" svg:width="5cm" svg:height="2.812cm" svg:x="21.496cm" svg:y="6.493cm">
          <draw:image xlink:href="Pictures/10000201000000F000000087B214CCCE090A8C19.png" xlink:type="simple" xlink:show="embed" xlink:actuate="onLoad" draw:mime-type="image/png">
            <text:p/>
          </draw:image>
        </draw:frame>
        <draw:connector draw:style-name="gr8" draw:text-style-name="P8" draw:layer="layout" svg:x1="12.25cm" svg:y1="11.903cm" svg:x2="12.25cm" svg:y2="13.703cm" draw:start-shape="id4" svg:d="M12250 11903v1800" svg:viewBox="0 0 1 1801">
          <text:p/>
        </draw:connector>
        <draw:connector draw:style-name="gr8" draw:text-style-name="P8" draw:layer="layout" svg:x1="14.4cm" svg:y1="7.903cm" svg:x2="15.9cm" svg:y2="7.9cm" draw:start-shape="id3" draw:end-shape="id7" draw:end-glue-point="3" svg:d="M14400 7903h750v-3h750" svg:viewBox="0 0 1501 4">
          <text:p/>
        </draw:connector>
        <draw:connector draw:style-name="gr8" draw:text-style-name="P8" draw:layer="layout" svg:x1="20.3cm" svg:y1="7.9cm" svg:x2="21.496cm" svg:y2="7.899cm" draw:start-shape="id7" draw:start-glue-point="1" draw:end-shape="id8" svg:d="M20300 7900h598v-1h598" svg:viewBox="0 0 1197 2">
          <text:p/>
        </draw:connector>
        <draw:custom-shape draw:style-name="gr11" draw:text-style-name="P11" draw:layer="layout" svg:width="4.1cm" svg:height="1.2cm" svg:x="10.1cm" svg:y="13.6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5" draw:text-style-name="P4" xml:id="id9" draw:id="id9" draw:layer="layout" svg:width="2.4cm" svg:height="1.5cm" svg:x="2.3cm" svg:y="2.2cm">
          <text:p text:style-name="P3"><text:span text:style-name="T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8" draw:layer="layout" draw:line-skew="0.496cm" svg:x1="4.7cm" svg:y1="2.95cm" svg:x2="6.606cm" svg:y2="6cm" draw:start-shape="id9" draw:start-glue-point="8" svg:d="M4700 2950h1700v3050h206" svg:viewBox="0 0 1907 30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9-28T14:28:14.551962428</meta:creation-date>
    <dc:date>2022-04-13T07:57:39.401623325</dc:date>
    <meta:editing-duration>PT32M53S</meta:editing-duration>
    <meta:editing-cycles>7</meta:editing-cycles>
    <meta:generator>LibreOffice/7.1.8.1$Linux_X86_64 LibreOffice_project/10$Build-1</meta:generator>
    <meta:document-statistic meta:object-count="23"/>
  </office:meta>
</office:document-meta>
</file>